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aco" svg:font-family="Monaco, Consolas, 'Bitstream Vera Sans Mono', 'Courier New', Courier, monospace"/>
    <style:font-face style:name="inherit" svg:font-family="inherit"/>
    <style:font-face style:name="monospace" svg:font-family="monospace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22222" loext:opacity="100%" style:font-name="inherit" fo:font-size="12.75pt" fo:letter-spacing="normal" fo:font-style="normal" fo:font-weight="normal" officeooo:rsid="001b983c" officeooo:paragraph-rsid="001b983c" fo:background-color="#afd095"/>
    </style:style>
    <style:style style:name="P2" style:family="paragraph" style:parent-style-name="Standard">
      <style:text-properties officeooo:paragraph-rsid="001207ac"/>
    </style:style>
    <style:style style:name="P3" style:family="paragraph" style:parent-style-name="Standard">
      <style:text-properties officeooo:paragraph-rsid="001207ac" fo:background-color="#afd095"/>
    </style:style>
    <style:style style:name="P4" style:family="paragraph" style:parent-style-name="Standard">
      <style:text-properties officeooo:rsid="00139e21" fo:background-color="#afd095"/>
    </style:style>
    <style:style style:name="P5" style:family="paragraph" style:parent-style-name="Standard">
      <style:text-properties officeooo:rsid="001a29f4" officeooo:paragraph-rsid="001a29f4" fo:background-color="#afd095"/>
    </style:style>
    <style:style style:name="P6" style:family="paragraph" style:parent-style-name="Standard">
      <style:text-properties officeooo:rsid="001b983c" officeooo:paragraph-rsid="001b983c" fo:background-color="#afd095"/>
    </style:style>
    <style:style style:name="P7" style:family="paragraph" style:parent-style-name="Standard">
      <style:text-properties officeooo:rsid="001b983c" officeooo:paragraph-rsid="0020aa57" fo:background-color="#afd095"/>
    </style:style>
    <style:style style:name="P8" style:family="paragraph" style:parent-style-name="Standard">
      <style:text-properties officeooo:rsid="001d752b" officeooo:paragraph-rsid="001d752b" fo:background-color="#afd095"/>
    </style:style>
    <style:style style:name="P9" style:family="paragraph" style:parent-style-name="Standard">
      <style:text-properties officeooo:rsid="001d752b" officeooo:paragraph-rsid="0020aa57" fo:background-color="#afd095"/>
    </style:style>
    <style:style style:name="P10" style:family="paragraph" style:parent-style-name="Standard">
      <style:text-properties officeooo:rsid="0020aa57" officeooo:paragraph-rsid="0020aa57" fo:background-color="#afd095"/>
    </style:style>
    <style:style style:name="P11" style:family="paragraph" style:parent-style-name="Standard">
      <style:text-properties officeooo:rsid="0021b94e" officeooo:paragraph-rsid="0021b94e" fo:background-color="#afd095"/>
    </style:style>
    <style:style style:name="P12" style:family="paragraph" style:parent-style-name="Standard">
      <style:text-properties officeooo:rsid="00139e21" officeooo:paragraph-rsid="00139e21"/>
    </style:style>
    <style:style style:name="P13" style:family="paragraph" style:parent-style-name="Standard">
      <style:text-properties officeooo:rsid="00139e21" fo:background-color="transparent"/>
    </style:style>
    <style:style style:name="P14" style:family="paragraph" style:parent-style-name="Standard">
      <style:text-properties officeooo:rsid="00139e21" officeooo:paragraph-rsid="00139e21" fo:background-color="transparent"/>
    </style:style>
    <style:style style:name="P15" style:family="paragraph" style:parent-style-name="Standard">
      <style:text-properties officeooo:rsid="0015720b" officeooo:paragraph-rsid="0015720b" fo:background-color="transparent"/>
    </style:style>
    <style:style style:name="P16" style:family="paragraph" style:parent-style-name="Standard">
      <style:text-properties officeooo:rsid="0017be9f" officeooo:paragraph-rsid="0017be9f" fo:background-color="transparent"/>
    </style:style>
    <style:style style:name="P17" style:family="paragraph" style:parent-style-name="Standard">
      <style:text-properties officeooo:rsid="0017be9f" officeooo:paragraph-rsid="0017be9f" fo:background-color="#ffff00"/>
    </style:style>
    <style:style style:name="P18" style:family="paragraph" style:parent-style-name="Standard">
      <style:paragraph-properties fo:break-before="page"/>
      <style:text-properties officeooo:rsid="00139e21" fo:background-color="#afd095"/>
    </style:style>
    <style:style style:name="P19" style:family="paragraph" style:parent-style-name="Standard">
      <style:paragraph-properties fo:break-before="page"/>
      <style:text-properties officeooo:rsid="001b983c" officeooo:paragraph-rsid="001b983c" fo:background-color="transparent"/>
    </style:style>
    <style:style style:name="P20" style:family="paragraph" style:parent-style-name="Standard">
      <style:paragraph-properties fo:break-before="page"/>
      <style:text-properties officeooo:rsid="001a29f4" officeooo:paragraph-rsid="001a29f4" fo:background-color="transparent"/>
    </style:style>
    <style:style style:name="P21" style:family="paragraph">
      <style:paragraph-properties fo:text-align="center"/>
      <style:text-properties fo:background-color="#ffff00"/>
    </style:style>
    <style:style style:name="P22" style:family="paragraph">
      <style:text-properties fo:background-color="#ffff00"/>
    </style:style>
    <style:style style:name="P23" style:family="paragraph">
      <loext:graphic-properties draw:fill="none" draw:fill-color="#ffffff"/>
      <style:text-properties fo:background-color="#ffff00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</style:style>
    <style:style style:name="P26" style:family="paragraph">
      <loext:graphic-properties draw:fill="none"/>
    </style:style>
    <style:style style:name="P27" style:family="paragraph">
      <style:paragraph-properties fo:text-align="start"/>
      <style:text-properties fo:background-color="#ffff00"/>
    </style:style>
    <style:style style:name="P28" style:family="paragraph">
      <style:text-properties style:font-name="F" fo:font-size="12pt"/>
    </style:style>
    <style:style style:name="P29" style:family="paragraph">
      <loext:graphic-properties draw:fill="none" draw:fill-color="#ffffff"/>
      <style:paragraph-properties fo:text-align="center"/>
      <style:text-properties fo:background-color="#ffff00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207ac"/>
    </style:style>
    <style:style style:name="T2" style:family="text">
      <style:text-properties fo:background-color="#afd095" loext:char-shading-value="0"/>
    </style:style>
    <style:style style:name="T3" style:family="text">
      <style:text-properties officeooo:rsid="0017be9f" fo:background-color="#afd095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b983c"/>
    </style:style>
    <style:style style:name="T6" style:family="text">
      <style:text-properties officeooo:rsid="001d752b"/>
    </style:style>
    <style:style style:name="T7" style:family="text">
      <style:text-properties officeooo:rsid="0020aa57"/>
    </style:style>
    <style:style style:name="T8" style:family="text">
      <style:text-properties officeooo:rsid="0021b94e"/>
    </style:style>
    <style:style style:name="T9" style:family="text">
      <style:text-properties officeooo:rsid="0021b94e" style:font-name-asian="NSimSun" style:font-size-asian="10pt" style:font-name-complex="Liberation Mono" style:font-size-complex="10pt"/>
    </style:style>
    <style:style style:name="T10" style:family="text">
      <style:text-properties fo:background-color="#ffff00"/>
    </style:style>
    <style:style style:name="T11" style:family="text">
      <style:text-properties fo:font-size="12pt" fo:background-color="#ffff00"/>
    </style:style>
    <style:style style:name="T12" style:family="text">
      <style:text-properties style:font-name="F" fo:font-size="12pt" fo:background-color="#ffff00"/>
    </style:style>
    <style:style style:name="T13" style:family="text">
      <style:text-properties style:font-name="F" fo:font-size="12pt"/>
    </style:style>
    <style:style style:name="gr1" style:family="graphic">
      <style:graphic-properties draw:stroke="none" svg:stroke-color="#000000" draw:fill="none" draw:fill-color="#ffffff" fo:min-height="6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8.1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7.885cm" fo:min-width="9.2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horizontal-align="justify" draw:textarea-vertical-align="middle" draw:auto-grow-height="false" fo:min-height="12.409cm" fo:min-width="10.0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4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Tout code </text:span><text:span text:style-name="T3">en C</text:span><text:span text:style-name="T2"> sera formater avec cette couleur de fond</text:span></text:p>
      <text:p text:style-name="P17">et tout code en python avec celle la</text:p>
      <text:p text:style-name="P14"/>
      <text:p text:style-name="Standard"><text:span text:style-name="T2">int a=6 ;</text:span><text:tab/><text:tab/><text:tab/><text:span text:style-name="T1">correct</text:span></text:p>
      <text:p text:style-name="Standard"><text:span text:style-name="T2">float a1=3.11 ;</text:span><text:tab/><text:tab/><text:span text:style-name="T1">correct</text:span></text:p>
      <text:p text:style-name="P3">char b=-23 ;</text:p>
      <text:p text:style-name="P2"><text:span text:style-name="T1">incorrect par définition / passable → se referer au caratère -23 de la table des caratère mais cela n’existe pas <text:s/>.</text:span></text:p>
      <text:p text:style-name="Standard"><text:span text:style-name="T2">unsigned char a2=250 ;<text:tab/></text:span><text:tab/><text:span text:style-name="T1">250 est un nombre pas des caratère → ‘’250’’</text:span></text:p>
      <text:p text:style-name="Standard"><text:span text:style-name="T2">float a3=5.0 ;</text:span><text:tab/><text:tab/><text:span text:style-name="T1">correct</text:span></text:p>
      <text:p text:style-name="Standard"><text:span text:style-name="T2">int a4=63 256 ;</text:span><text:tab/><text:tab/><text:span text:style-name="T1">correct (proc 32 bits minimum)</text:span></text:p>
      <text:p text:style-name="Standard"><text:span text:style-name="T2">double a5=-523 254 ;<text:tab/></text:span><text:tab/><text:span text:style-name="T1">correct</text:span></text:p>
      <text:p text:style-name="P4"/>
      <text:p text:style-name="P4"/>
      <text:p text:style-name="P16"><draw:custom-shape text:anchor-type="paragraph" draw:z-index="3" draw:name="Forme4" draw:style-name="gr4" draw:text-style-name="P26" svg:width="9.288cm" svg:height="7.885cm" svg:x="9.148cm" svg:y="0.235cm"><text:p/><draw:enhanced-geometry svg:viewBox="0 0 21600 21600" draw:type="rectangle" draw:enhanced-path="M 0 0 L 21600 0 21600 21600 0 21600 0 0 Z N"/></draw:custom-shape>exemple1 :</text:p>
      <text:p text:style-name="P4"/>
      <text:p text:style-name="P4"><draw:frame text:anchor-type="paragraph" draw:z-index="0" draw:name="Forme1" draw:style-name="gr7" draw:text-style-name="P31" svg:width="9.155cm" svg:height="5.345cm" svg:x="9.412cm" svg:y="0.018cm"><draw:text-box><text:p text:style-name="P30"><text:span text:style-name="T10">Programme en python</text:span></text:p><text:p text:style-name="P25"><text:span text:style-name="T10">def moy(a,b):</text:span></text:p><text:p text:style-name="P25"><text:span text:style-name="T10"><text:tab/></text:span><text:span text:style-name="T10">return </text:span><text:span text:style-name="T12">(a+b)/2</text:span></text:p><text:p text:style-name="P25"><text:span text:style-name="T12"/></text:p><text:p text:style-name="P25"><text:span text:style-name="T12">if __name__ == '__main__':</text:span></text:p><text:p text:style-name="P28"><text:span text:style-name="T12"><text:tab/></text:span><text:span text:style-name="T12">print(f"la moyenne est de %s" % my(12,15)</text:span><text:span text:style-name="T13">)</text:span></text:p></draw:text-box></draw:frame>#include &lt;stdio.h&gt;</text:p>
      <text:p text:style-name="P4">#include &lt;stdlib.h&gt;</text:p>
      <text:p text:style-name="P4">float moy(float a, float b)</text:p>
      <text:p text:style-name="P4">{</text:p>
      <text:p text:style-name="P4">float m=(a+b)/2;</text:p>
      <text:p text:style-name="P4">return m;</text:p>
      <text:p text:style-name="P4">}</text:p>
      <text:p text:style-name="P4">void main()</text:p>
      <text:p text:style-name="P4">{</text:p>
      <text:p text:style-name="P4">printf("la moyenne est de %f\n",moy(12.0,15.0));</text:p>
      <text:p text:style-name="P4">}</text:p>
      <text:p text:style-name="P4"/>
      <text:p text:style-name="P13"/>
      <text:p text:style-name="P15">saut de page il n’y a pas la place suffisante</text:p>
      <text:p text:style-name="P18"><draw:custom-shape text:anchor-type="paragraph" draw:z-index="2" draw:name="Forme3" draw:style-name="gr5" draw:text-style-name="P26" svg:width="10.002cm" svg:height="12.41cm" svg:x="8.169cm" svg:y="0.238cm"><text:p/><draw:enhanced-geometry svg:viewBox="0 0 21600 21600" draw:type="rectangle" draw:enhanced-path="M 0 0 L 21600 0 21600 21600 0 21600 0 0 Z N"/></draw:custom-shape></text:p>
      <text:p text:style-name="P16"><draw:frame text:anchor-type="paragraph" draw:z-index="1" draw:name="Forme2" draw:style-name="gr6" draw:text-style-name="P29" svg:width="9.632cm" svg:height="14.976cm" svg:x="8.407cm" svg:y="0.333cm"><draw:text-box><text:p text:style-name="P21"><text:span text:style-name="T10">Programme python</text:span></text:p><text:p text:style-name="P21"><text:span text:style-name="T10"/></text:p><text:p text:style-name="P27"><text:span text:style-name="T11">def calc(a,b,ne):</text:span></text:p><text:p text:style-name="P27"><text:span text:style-name="T11"><text:tab/></text:span><text:span text:style-name="T11">s=a+b</text:span></text:p><text:p text:style-name="P27"><text:span text:style-name="T11"><text:tab/></text:span><text:span text:style-name="T11">d=a-b</text:span></text:p><text:p text:style-name="P27"><text:span text:style-name="T11"><text:tab/></text:span><text:span text:style-name="T11">p=a*b</text:span></text:p><text:p text:style-name="P27"><text:span text:style-name="T11"><text:tab/></text:span><text:span text:style-name="T11">c=(a+b)*(a+b)</text:span></text:p><text:p text:style-name="P27"><text:span text:style-name="T11"><text:tab/></text:span><text:span text:style-name="T11">if (ne &lt; 10):</text:span></text:p><text:p text:style-name="P28"><text:span text:style-name="T11"><text:tab/></text:span><text:span text:style-name="T11"><text:tab/></text:span><text:span text:style-name="T11">print(f</text:span><text:span text:style-name="T12">"</text:span><text:span text:style-name="T11">la somme est %s</text:span><text:span text:style-name="T12">"</text:span><text:span text:style-name="T11"> % s)</text:span></text:p><text:p text:style-name="P28"><text:span text:style-name="T11"><text:tab/></text:span><text:span text:style-name="T11"><text:tab/></text:span><text:span text:style-name="T11">print(f</text:span><text:span text:style-name="T12">"</text:span><text:span text:style-name="T11">la difference est %s</text:span><text:span text:style-name="T12">"</text:span><text:span text:style-name="T11"> % d)</text:span></text:p><text:p text:style-name="P27"><text:span text:style-name="T11"><text:tab/></text:span><text:span text:style-name="T11">else:</text:span></text:p><text:p text:style-name="P28"><text:span text:style-name="T11"><text:tab/></text:span><text:span text:style-name="T11"><text:tab/></text:span><text:span text:style-name="T11">print(f</text:span><text:span text:style-name="T12">"</text:span><text:span text:style-name="T11">le produit est %s</text:span><text:span text:style-name="T12">"</text:span><text:span text:style-name="T11"> % p)</text:span></text:p><text:p text:style-name="P28"><text:span text:style-name="T11"><text:tab/></text:span><text:span text:style-name="T11"><text:tab/></text:span><text:span text:style-name="T11">print(f</text:span><text:span text:style-name="T12">"</text:span><text:span text:style-name="T11">le carre de la somme est %s</text:span><text:span text:style-name="T12">"</text:span><text:span text:style-name="T11"> % c)</text:span></text:p><text:p text:style-name="P27"><text:span text:style-name="T11"/></text:p><text:p text:style-name="P27"><text:span text:style-name="T11">if __name__ == '__main__':</text:span></text:p><text:p text:style-name="P27"><text:span text:style-name="T11"><text:tab/></text:span><text:span text:style-name="T11">calc(10.3,5.4,8)</text:span></text:p><text:p text:style-name="P27"><text:span text:style-name="T11"><text:tab/></text:span><text:span text:style-name="T11">calc(10.3,5.4,58)</text:span></text:p><text:p text:style-name="P27"><text:span text:style-name="T11"><text:tab/></text:span><text:span text:style-name="T11"># i=10.3</text:span></text:p><text:p text:style-name="P27"><text:span text:style-name="T11"><text:tab/></text:span><text:span text:style-name="T11"># j=5.4</text:span></text:p><text:p text:style-name="P27"><text:span text:style-name="T11"><text:tab/></text:span><text:span text:style-name="T11"># k=8</text:span></text:p><text:p text:style-name="P27"><text:span text:style-name="T11"><text:tab/></text:span><text:span text:style-name="T11">calc(10.3 , 5.4 ,8)</text:span></text:p><text:p text:style-name="P27"><text:span text:style-name="T11"><text:tab/></text:span><text:span text:style-name="T11"># k = 58</text:span></text:p><text:p text:style-name="P27"><text:span text:style-name="T11"><text:tab/></text:span><text:span text:style-name="T11">calc(10.3 , 5.4 ,58)</text:span></text:p></draw:text-box></draw:frame>exemple 2</text:p>
      <text:p text:style-name="P16"/>
      <text:p text:style-name="P4">#include &lt;stdio.h&gt;</text:p>
      <text:p text:style-name="P4">#include &lt;stdlib.h&gt;</text:p>
      <text:p text:style-name="P4">void calc(float a, float b, int ne)</text:p>
      <text:p text:style-name="P4">{</text:p>
      <text:p text:style-name="P4">float s=a+b;</text:p>
      <text:p text:style-name="P4">float d=a-b;</text:p>
      <text:p text:style-name="P4">float p=a*b;</text:p>
      <text:p text:style-name="P4">float c=(a+b)*(a+b);</text:p>
      <text:p text:style-name="P4">if (ne&lt;10)</text:p>
      <text:p text:style-name="P4">{</text:p>
      <text:p text:style-name="P4">printf("la somme est %f\n",s);</text:p>
      <text:p text:style-name="P4">printf("la difference est %f\n",d);</text:p>
      <text:p text:style-name="P4">}</text:p>
      <text:p text:style-name="P4">else</text:p>
      <text:p text:style-name="P4">{</text:p>
      <text:p text:style-name="P4">printf("le produit est %f\n",p);</text:p>
      <text:p text:style-name="P4">printf("le carre de la somme est %f\n",c);</text:p>
      <text:p text:style-name="P4">}</text:p>
      <text:p text:style-name="P4">}</text:p>
      <text:p text:style-name="P4">void main()</text:p>
      <text:p text:style-name="P4">{</text:p>
      <text:p text:style-name="P4">calc(10.3,5.4,8);</text:p>
      <text:p text:style-name="P4">calc(10.3,5.4,58);</text:p>
      <text:p text:style-name="P4">float i=10.3;</text:p>
      <text:p text:style-name="P4">float j=5.4;</text:p>
      <text:p text:style-name="P4">int k=8;</text:p>
      <text:p text:style-name="P4">calc(i,j,k);</text:p>
      <text:p text:style-name="P4">k=58;</text:p>
      <text:p text:style-name="P4">calc(i,j,k);</text:p>
      <text:p text:style-name="P4">}</text:p>
      <text:p text:style-name="P4"/>
      <text:p text:style-name="P4"/>
      <text:p text:style-name="P20">exemple 3</text:p>
      <text:p text:style-name="P5"><draw:frame text:anchor-type="paragraph" draw:z-index="4" draw:name="Forme5" draw:style-name="gr3" draw:text-style-name="P24" svg:width="10.108cm" svg:height="8.176cm" svg:x="7.719cm" svg:y="0.215cm"><draw:text-box><text:p>Programmes python</text:p><text:p><text:span text:style-name="T11"/></text:p><text:p><text:span text:style-name="T11">def echange(a,b):</text:span></text:p><text:p><text:span text:style-name="T11"><text:tab/></text:span><text:span text:style-name="T11">return b,a</text:span></text:p><text:p><text:span text:style-name="T11"/></text:p><text:p><text:span text:style-name="T11">if __name__ == '__main__':</text:span></text:p><text:p><text:span text:style-name="T11"><text:tab/></text:span><text:span text:style-name="T11">x = 6</text:span></text:p><text:p><text:span text:style-name="T11"><text:tab/></text:span><text:span text:style-name="T11">y = 7</text:span></text:p><text:p><text:span text:style-name="T11"><text:tab/></text:span><text:span text:style-name="T11">print(x,y)</text:span></text:p><text:p><text:span text:style-name="T11"><text:tab/></text:span><text:span text:style-name="T11">x,y = echange(x,y)</text:span></text:p><text:p><text:span text:style-name="T11"><text:tab/></text:span><text:span text:style-name="T11">print(x,y)</text:span></text:p><text:p><text:span text:style-name="T11"><text:tab/></text:span><text:span text:style-name="T11">#print(y,x)</text:span></text:p><text:p><text:span text:style-name="T11"/></text:p><text:p text:style-name="P25"><text:span text:style-name="T11"><text:tab/></text:span></text:p></draw:text-box></draw:frame></text:p>
      <text:p text:style-name="P5">#include &lt;stdio.h&gt;</text:p>
      <text:p text:style-name="P5">#include &lt;stdlib.h&gt;</text:p>
      <text:p text:style-name="P5">void echange(int *x,int *y)</text:p>
      <text:p text:style-name="P5">{</text:p>
      <text:p text:style-name="P5">int c=*x;</text:p>
      <text:p text:style-name="P5">*x=*y;</text:p>
      <text:p text:style-name="P5">*y=c;</text:p>
      <text:p text:style-name="P5">}</text:p>
      <text:p text:style-name="P5">void main()</text:p>
      <text:p text:style-name="P5">{</text:p>
      <text:p text:style-name="P5">int x=6;</text:p>
      <text:p text:style-name="P5">int y=7;</text:p>
      <text:p text:style-name="P5"><draw:frame text:anchor-type="paragraph" draw:z-index="5" draw:name="Forme6" draw:style-name="gr2" draw:text-style-name="P24" svg:width="7.171cm" svg:height="2.924cm" svg:x="7.606cm" svg:y="0.369cm"><draw:text-box><text:p>Note :</text:p><text:p>X = 10</text:p><text:p>Y = 20</text:p><text:p>X = x+y</text:p><text:p>Y = x-y</text:p><text:p>X = x-y</text:p></draw:text-box></draw:frame>printf("%d %d\n",x,y);</text:p>
      <text:p text:style-name="P5">echange(&amp;x,&amp;y);</text:p>
      <text:p text:style-name="P5">printf("%d %d\n",x,y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exemple 4</text:p>
      <text:p text:style-name="P6"><draw:frame text:anchor-type="paragraph" draw:z-index="6" draw:name="Forme7" draw:style-name="gr1" draw:text-style-name="P23" svg:width="7.912cm" svg:height="6.818cm" svg:x="9.544cm" svg:y="0.044cm"><draw:text-box><text:p text:style-name="P21"><text:span text:style-name="T10">Programme python</text:span></text:p><text:p text:style-name="P22"><text:span text:style-name="T10"/></text:p><text:p text:style-name="P22"><text:span text:style-name="T10">import math</text:span></text:p><text:p text:style-name="P22"><text:span text:style-name="T10"/></text:p><text:p text:style-name="P22"><text:span text:style-name="T10">a = int(input("a : "))</text:span></text:p><text:p text:style-name="P22"><text:span text:style-name="T10">b = int(input("b : "))</text:span></text:p><text:p text:style-name="P22"><text:span text:style-name="T10">c = int(input("c : "))</text:span></text:p><text:p text:style-name="P22"><text:span text:style-name="T10">delt = b**2 - 4*a*c</text:span></text:p><text:p text:style-name="P22"><text:span text:style-name="T10">print("discrimiant : ",delt)</text:span></text:p><text:p text:style-name="P22"><text:span text:style-name="T10">print("pas de solution" </text:span></text:p><text:p text:style-name="P22"><text:span text:style-name="T10">if delt &lt; 0 else </text:span></text:p><text:p text:style-name="P22"><text:span text:style-name="T10">-b/(2*a) if delt == 0 else </text:span></text:p><text:p text:style-name="P22"><text:span text:style-name="T10">('deux racine : ' , (-b + math.sqrt(delt))/2*a ,(-b - math.sqrt(delt))/2*a ))</text:span></text:p></draw:text-box></draw:frame></text:p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int eq(int a,int b, int c)</text:p>
      <text:p text:style-name="P6">{</text:p>
      <text:p text:style-name="P6">float root1,root2,delta;</text:p>
      <text:p text:style-name="P6"/>
      <text:p text:style-name="P6">delta =(b * b) - (4 * a *c);</text:p>
      <text:p text:style-name="P6"/>
      <text:p text:style-name="P6">if (delta <text:s/>== 0)</text:p>
      <text:p text:style-name="P6">{</text:p>
      <text:p text:style-name="P6">root1 =(-b/2*a);</text:p>
      <text:p text:style-name="P6">printf("la racine est : %.2f" ,root1);</text:p>
      <text:p text:style-name="P6">}</text:p>
      <text:p text:style-name="P6">else if (delta &gt; 0)</text:p>
      <text:p text:style-name="P6">{</text:p>
      <text:p text:style-name="P6">root1 = (-b + sqrt(delta) / (2 * a));</text:p>
      <text:p text:style-name="P6">root2 = (-b - sqrt(delta) / (2 * a));</text:p>
      <text:p text:style-name="P6">printf("les racines sont : %.2f ; %.2f",root1,root2);</text:p>
      <text:p text:style-name="P6">}</text:p>
      <text:p text:style-name="P6">else</text:p>
      <text:p text:style-name="P6">{</text:p>
      <text:p text:style-name="P6">printf("pas de racine");</text:p>
      <text:p text:style-name="P6">}</text:p>
      <text:p text:style-name="P6">return 0;</text:p>
      <text:p text:style-name="P6">}</text:p>
      <text:p text:style-name="P6">int main()</text:p>
      <text:p text:style-name="P6">{</text:p>
      <text:p text:style-name="P6">float a,b,c;</text:p>
      <text:p text:style-name="P6">printf("Saisissez les coefficients de l'equation:");</text:p>
      <text:p text:style-name="P6">printf("A :?");</text:p>
      <text:p text:style-name="P6">scanf("%f",&amp;a);</text:p>
      <text:p text:style-name="P6">printf("B :?");</text:p>
      <text:p text:style-name="P6">scanf("%f",&amp;b);</text:p>
      <text:p text:style-name="P6">printf("C :?");</text:p>
      <text:p text:style-name="P6">scanf("%f",&amp;c);</text:p>
      <text:p text:style-name="P6"/>
      <text:p text:style-name="P6">eq(a,b,c);</text:p>
      <text:p text:style-name="P6">return 0;</text:p>
      <text:p text:style-name="P6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aco" svg:font-family="Monaco, Consolas, 'Bitstream Vera Sans Mono', 'Courier New', Courier, monospace"/>
    <style:font-face style:name="inherit" svg:font-family="inherit"/>
    <style:font-face style:name="monospace" svg:font-family="monospace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7T10:01:40.654000000</dc:date>
    <meta:editing-duration>PT1H15M14S</meta:editing-duration>
    <meta:editing-cycles>16</meta:editing-cycles>
    <meta:generator>LibreOffice/7.1.5.2$Windows_X86_64 LibreOffice_project/85f04e9f809797b8199d13c421bd8a2b025d52b5</meta:generator>
    <meta:document-statistic meta:table-count="0" meta:image-count="0" meta:object-count="0" meta:page-count="4" meta:paragraph-count="109" meta:word-count="315" meta:character-count="1811" meta:non-whitespace-character-count="1596"/>
  </office:meta>
</office:document-meta>
</file>